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text-properties officeooo:rsid="0011ffca" officeooo:paragraph-rsid="0011ffca"/>
    </style:style>
    <style:style style:name="P2" style:family="paragraph" style:parent-style-name="Frame_20_contents">
      <style:text-properties officeooo:rsid="0011ffca" officeooo:paragraph-rsid="00226d3f"/>
    </style:style>
    <style:style style:name="P3" style:family="paragraph" style:parent-style-name="Frame_20_contents">
      <style:text-properties fo:font-weight="bold" officeooo:rsid="0011ffca" officeooo:paragraph-rsid="0011ffca" style:font-weight-asian="bold" style:font-weight-complex="bold"/>
    </style:style>
    <style:style style:name="P4" style:family="paragraph" style:parent-style-name="Text_20_body">
      <style:text-properties officeooo:rsid="000b776d" officeooo:paragraph-rsid="000b776d"/>
    </style:style>
    <style:style style:name="P5" style:family="paragraph" style:parent-style-name="Text_20_body">
      <style:text-properties officeooo:rsid="0010af49" officeooo:paragraph-rsid="0010af49"/>
    </style:style>
    <style:style style:name="P6" style:family="paragraph" style:parent-style-name="Text_20_body">
      <style:text-properties officeooo:rsid="0027e111" officeooo:paragraph-rsid="0027e111"/>
    </style:style>
    <style:style style:name="P7" style:family="paragraph" style:parent-style-name="Text_20_body">
      <style:text-properties officeooo:rsid="00299629" officeooo:paragraph-rsid="00299629"/>
    </style:style>
    <style:style style:name="P8" style:family="paragraph" style:parent-style-name="Text_20_body">
      <style:text-properties officeooo:rsid="000b7889" officeooo:paragraph-rsid="000b7889"/>
    </style:style>
    <style:style style:name="P9" style:family="paragraph" style:parent-style-name="Text_20_body">
      <style:text-properties officeooo:paragraph-rsid="002fc1b4"/>
    </style:style>
    <style:style style:name="P10" style:family="paragraph" style:parent-style-name="Standard">
      <style:text-properties officeooo:rsid="000f814b" officeooo:paragraph-rsid="0027e111"/>
    </style:style>
    <style:style style:name="P11" style:family="paragraph" style:parent-style-name="Preformatted_20_Text">
      <style:text-properties officeooo:rsid="000f814b" officeooo:paragraph-rsid="0027e111"/>
    </style:style>
    <style:style style:name="P12" style:family="paragraph" style:parent-style-name="Text_20_body" style:list-style-name="L1">
      <style:text-properties officeooo:paragraph-rsid="003aac82"/>
    </style:style>
    <style:style style:name="P13" style:family="paragraph" style:parent-style-name="Text_20_body" style:list-style-name="L2">
      <style:text-properties officeooo:paragraph-rsid="003d78bf"/>
    </style:style>
    <style:style style:name="P14" style:family="paragraph" style:parent-style-name="Text_20_body">
      <style:text-properties officeooo:rsid="00356322" officeooo:paragraph-rsid="00356322"/>
    </style:style>
    <style:style style:name="P15" style:family="paragraph" style:parent-style-name="Text_20_body">
      <style:text-properties officeooo:rsid="00356322" officeooo:paragraph-rsid="003e41ae"/>
    </style:style>
    <style:style style:name="T1" style:family="text">
      <style:text-properties fo:color="#3333ff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593" style:font-weight-asian="bold" style:font-weight-complex="bold"/>
    </style:style>
    <style:style style:name="T4" style:family="text">
      <style:text-properties fo:font-weight="bold" officeooo:rsid="0010ee52" style:font-weight-asian="bold" style:font-weight-complex="bold"/>
    </style:style>
    <style:style style:name="T5" style:family="text">
      <style:text-properties fo:font-weight="bold" officeooo:rsid="001bf9d0" style:font-weight-asian="bold" style:font-weight-complex="bold"/>
    </style:style>
    <style:style style:name="T6" style:family="text">
      <style:text-properties fo:font-weight="bold" officeooo:rsid="0010af49" style:font-weight-asian="bold" style:font-weight-complex="bold"/>
    </style:style>
    <style:style style:name="T7" style:family="text">
      <style:text-properties fo:font-weight="bold" officeooo:rsid="0017ccd5" style:font-weight-asian="bold" style:font-weight-complex="bold"/>
    </style:style>
    <style:style style:name="T8" style:family="text">
      <style:text-properties fo:font-weight="bold" officeooo:rsid="0030f95b" style:font-weight-asian="bold" style:font-weight-complex="bold"/>
    </style:style>
    <style:style style:name="T9" style:family="text">
      <style:text-properties fo:font-weight="bold" officeooo:rsid="0032c470" style:font-weight-asian="bold" style:font-weight-complex="bold"/>
    </style:style>
    <style:style style:name="T10" style:family="text">
      <style:text-properties fo:font-weight="bold" officeooo:rsid="00380671" style:font-weight-asian="bold" style:font-weight-complex="bold"/>
    </style:style>
    <style:style style:name="T11" style:family="text">
      <style:text-properties fo:font-weight="bold" officeooo:rsid="002b33ab" style:font-weight-asian="bold" style:font-weight-complex="bold"/>
    </style:style>
    <style:style style:name="T12" style:family="text">
      <style:text-properties fo:font-weight="bold" officeooo:rsid="003d78bf" style:font-weight-asian="bold" style:font-weight-complex="bold"/>
    </style:style>
    <style:style style:name="T13" style:family="text">
      <style:text-properties fo:font-weight="bold" officeooo:rsid="003e41ae" style:font-weight-asian="bold" style:font-weight-complex="bold"/>
    </style:style>
    <style:style style:name="T14" style:family="text">
      <style:text-properties fo:font-weight="bold" officeooo:rsid="004182f8" style:font-weight-asian="bold" style:font-weight-complex="bold"/>
    </style:style>
    <style:style style:name="T15" style:family="text">
      <style:text-properties style:use-window-font-color="true" fo:font-weight="bold" style:font-weight-asian="bold" style:font-weight-complex="bold"/>
    </style:style>
    <style:style style:name="T16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use-window-font-color="true" fo:font-style="italic" fo:font-weight="bold" officeooo:rsid="00226d3f" style:font-style-asian="italic" style:font-weight-asian="bold" style:font-style-complex="italic" style:font-weight-complex="bold"/>
    </style:style>
    <style:style style:name="T18" style:family="text">
      <style:text-properties style:use-window-font-color="true" fo:font-weight="normal" style:font-weight-asian="normal" style:font-weight-complex="normal"/>
    </style:style>
    <style:style style:name="T19" style:family="text">
      <style:text-properties officeooo:rsid="0014ff86"/>
    </style:style>
    <style:style style:name="T20" style:family="text">
      <style:text-properties officeooo:rsid="0018b593"/>
    </style:style>
    <style:style style:name="T21" style:family="text">
      <style:text-properties officeooo:rsid="001bd66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226d3f" style:font-style-asian="italic" style:font-style-complex="italic"/>
    </style:style>
    <style:style style:name="T24" style:family="text">
      <style:text-properties fo:font-style="italic" fo:font-weight="bold" officeooo:rsid="0022b7c4" style:font-style-asian="italic" style:font-weight-asian="bold" style:font-style-complex="italic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e6bb5" style:font-weight-asian="normal" style:font-weight-complex="normal"/>
    </style:style>
    <style:style style:name="T27" style:family="text">
      <style:text-properties fo:font-weight="normal" officeooo:rsid="0030f95b" style:font-weight-asian="normal" style:font-weight-complex="normal"/>
    </style:style>
    <style:style style:name="T28" style:family="text">
      <style:text-properties fo:font-weight="normal" officeooo:rsid="0032c470" style:font-weight-asian="normal" style:font-weight-complex="normal"/>
    </style:style>
    <style:style style:name="T29" style:family="text">
      <style:text-properties fo:font-weight="normal" officeooo:rsid="0033ac9b" style:font-weight-asian="normal" style:font-weight-complex="normal"/>
    </style:style>
    <style:style style:name="T30" style:family="text">
      <style:text-properties fo:font-weight="normal" officeooo:rsid="00380671" style:font-weight-asian="normal" style:font-weight-complex="normal"/>
    </style:style>
    <style:style style:name="T31" style:family="text">
      <style:text-properties fo:font-weight="normal" officeooo:rsid="003f48ce" style:font-weight-asian="normal" style:font-weight-complex="normal"/>
    </style:style>
    <style:style style:name="T32" style:family="text">
      <style:text-properties officeooo:rsid="00295365"/>
    </style:style>
    <style:style style:name="T33" style:family="text">
      <style:text-properties officeooo:rsid="0010af49"/>
    </style:style>
    <style:style style:name="T34" style:family="text">
      <style:text-properties officeooo:rsid="0017ccd5"/>
    </style:style>
    <style:style style:name="T35" style:family="text">
      <style:text-properties officeooo:rsid="002b33ab"/>
    </style:style>
    <style:style style:name="T36" style:family="text">
      <style:text-properties officeooo:rsid="002e6bb5"/>
    </style:style>
    <style:style style:name="T37" style:family="text">
      <style:text-properties officeooo:rsid="002fc1b4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stallation agrégateur de flux</text:p>
      <text:p text:style-name="Text_20_body"/>
      <text:h text:style-name="Heading_20_1" text:outline-level="1">Installation des sources</text:h>
      <text:p text:style-name="Text_20_body"/>
      <text:p text:style-name="P4">Télécharger les sources à partir d<text:span text:style-name="T32">u dossier compressé </text:span><text:span text:style-name="T14">Agregateur_flux_vigneron</text:span>.</text:p>
      <text:p text:style-name="P8">Se rendre à la racine du dossier et lancer la commande <text:span text:style-name="T2">composer install</text:span><text:span text:style-name="T25">.</text:span></text:p>
      <text:p text:style-name="P14"><text:span text:style-name="T25">Puis, lancer la commande </text:span><text:span text:style-name="T10">sudo apt-get install php5-tidy</text:span><text:span text:style-name="T30">.</text:span></text:p>
      <text:p text:style-name="P15"><text:span text:style-name="T31">Une fois l'installation de tidy effectué</text:span><text:span text:style-name="T30">, lancer la commande </text:span><text:span text:style-name="T10">sudo apt-get install </text:span><text:span text:style-name="T13">php5-curl</text:span><text:span text:style-name="T30">.</text:span></text:p>
      <text:p text:style-name="P9"><text:span text:style-name="T36">Lancer ensuite (après avoir régler les paramètres de la base de données, voir plus bas) la commande </text:span><text:span text:style-name="T2">bin/console doctrine:database:create</text:span><text:span text:style-name="T25"> </text:span><text:span text:style-name="T27">puis </text:span><text:span text:style-name="T8">bin/console doctrine:schema:update --force</text:span><text:span text:style-name="T27"> (</text:span><text:span text:style-name="T28">utiliser « --</text:span><text:span text:style-name="T9">dump-sql </text:span><text:span text:style-name="T28">» à la place de « </text:span><text:span text:style-name="T9">--force </text:span><text:span text:style-name="T28">» </text:span><text:span text:style-name="T29">pour voir les modifications que cela va apporter à la base de données</text:span><text:span text:style-name="T27">)</text:span><text:span text:style-name="T26">.</text:span></text:p>
      <text:h text:style-name="Heading_20_1" text:outline-level="1">Installation de la base de données</text:h>
      <text:p text:style-name="P7">Vous avez 2 possibilités : </text:p>
      <text:list xml:id="list1139943472274135764" text:style-name="L1">
        <text:list-item>
          <text:p text:style-name="P12"><text:span text:style-name="T35">Soit dans PhpMyAdmin : dans l'onglet Importer cliquer sur parcourir et ouvrir le fichier </text:span><text:span text:style-name="T11">devalastyn.sql</text:span><text:span text:style-name="T35"> présent dans le dossier racine.</text:span></text:p>
        </text:list-item>
      </text:list>
      <text:list xml:id="list188160467992292854" text:style-name="L2">
        <text:list-item>
          <text:p text:style-name="P13"><text:span text:style-name="T34">Soit en ligne de commande mysql : </text:span><text:span text:style-name="T7">SOURCE </text:span><text:span text:style-name="T12">devalastyn.sql</text:span><text:span text:style-name="T20">.</text:span></text:p>
        </text:list-item>
      </text:list>
      <text:h text:style-name="Heading_20_1" text:outline-level="1">Paramétrage de la base de données dans les sources</text:h>
      <text:p text:style-name="Text_20_body"/>
      <text:p text:style-name="P5">Afin de configurer l'accès au serve<text:span text:style-name="T21">u</text:span>r mysql, ouvrir le fichier <text:span text:style-name="T4">app/config/parameters.yml</text:span> <text:span text:style-name="T19">et modifier les lignes en caractère gras par les paramètres de la base de données à utiliser.</text:span></text:p>
      <text:p text:style-name="P5"><draw:frame draw:style-name="fr1" draw:name="Cadre1" text:anchor-type="paragraph" svg:x="0.688cm" svg:y="0.025cm" svg:width="12.266cm" draw:z-index="0"><draw:text-box fo:min-height="7.699cm"><text:p text:style-name="P1"># This file is auto-generated during the composer install</text:p><text:p text:style-name="P1">parameters:</text:p><text:p text:style-name="P2"><text:s text:c="3"/><text:span text:style-name="T1"><text:s/></text:span><text:span text:style-name="T18">database_host:</text:span><text:span text:style-name="T15"> </text:span><text:span text:style-name="T16">addess</text:span><text:span text:style-name="T17">e</text:span><text:span text:style-name="T16">Bdd</text:span></text:p><text:p text:style-name="P1"><text:s text:c="4"/><text:span text:style-name="T25">database_port:</text:span><text:span text:style-name="T2"> </text:span><text:span text:style-name="T24">portBdd (null port par défault)</text:span></text:p><text:p text:style-name="P3"><text:s text:c="4"/><text:span text:style-name="T25">database_name:</text:span> <text:span text:style-name="T22">nomBdd</text:span></text:p><text:p text:style-name="P3"><text:s text:c="4"/><text:span text:style-name="T25">database_user:</text:span> <text:span text:style-name="T22">u</text:span><text:span text:style-name="T23">tilisateur</text:span><text:span text:style-name="T22">Bdd</text:span></text:p><text:p text:style-name="P3"><text:s text:c="4"/><text:span text:style-name="T25">database_password:</text:span> <text:span text:style-name="T23">mdp</text:span><text:span text:style-name="T22">Bdd</text:span></text:p><text:p text:style-name="P1"><text:s text:c="4"/>mailer_transport: smtp</text:p><text:p text:style-name="P1"><text:s text:c="4"/>mailer_host: 127.0.0.1</text:p><text:p text:style-name="P1"><text:s text:c="4"/>mailer_user: null</text:p><text:p text:style-name="P1"><text:s text:c="4"/>mailer_password: null</text:p><text:p text:style-name="P1"><text:s text:c="4"/>secret: ThisTokenIsNotSoSecretChangeI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h text:style-name="Heading_20_1" text:outline-level="1">Modification du mot de passe admin<text:span text:style-name="T37">istrateur</text:span></text:h>
      <text:p text:style-name="P6">Se rendre dans le dossier app/config/security.yml et modifier la ligne en gras :</text:p>
      <text:p text:style-name="P10"><draw:frame draw:style-name="fr1" draw:name="Cadre2" text:anchor-type="paragraph" svg:x="0.129cm" svg:y="0.104cm" svg:width="17.117cm" draw:z-index="1"><draw:text-box fo:min-height="2.103cm"><text:p text:style-name="P10">users:</text:p><text:p text:style-name="P11"><text:s text:c="20"/>user: <text:s/>{ password: userpass, roles: [ 'ROLE_USER' ] }</text:p><text:p text:style-name="P11"><text:s text:c="20"/>admin: { password: <text:span text:style-name="T2">adminpass</text:span>, roles: [ 'ROLE_ADMIN' ] }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Tasseau</meta:initial-creator>
    <meta:creation-date>2016-03-17T12:19:17.298879583</meta:creation-date>
    <meta:generator>LibreOffice/5.0.5.2$Linux_X86_64 LibreOffice_project/00m0$Build-2</meta:generator>
    <dc:date>2016-03-25T11:44:22.728972568</dc:date>
    <meta:editing-duration>PT48M53S</meta:editing-duration>
    <meta:editing-cycles>56</meta:editing-cycles>
    <meta:document-statistic meta:table-count="0" meta:image-count="0" meta:object-count="0" meta:page-count="2" meta:paragraph-count="30" meta:word-count="251" meta:character-count="1798" meta:non-whitespace-character-count="1500"/>
  </office:meta>
</office:document-meta>
</file>